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0a2f" officeooo:paragraph-rsid="0017f783"/>
    </style:style>
    <style:style style:name="P2" style:family="paragraph" style:parent-style-name="Standard">
      <style:text-properties officeooo:rsid="0017f783" officeooo:paragraph-rsid="002d9e7f"/>
    </style:style>
    <style:style style:name="P3" style:family="paragraph" style:parent-style-name="Standard">
      <style:text-properties officeooo:rsid="002d9e7f" officeooo:paragraph-rsid="002d9e7f"/>
    </style:style>
    <style:style style:name="P4" style:family="paragraph" style:parent-style-name="Standard">
      <style:text-properties officeooo:rsid="00160a2f" officeooo:paragraph-rsid="0017f783"/>
    </style:style>
    <style:style style:name="T1" style:family="text">
      <style:text-properties officeooo:rsid="002f35ce"/>
    </style:style>
    <style:style style:name="T2" style:family="text">
      <style:text-properties officeooo:rsid="002f9aff"/>
    </style:style>
    <style:style style:name="T3" style:family="text">
      <style:text-properties fo:font-style="italic" officeooo:rsid="003472af" style:font-style-asian="italic" style:font-style-complex="italic"/>
    </style:style>
    <style:style style:name="T4" style:family="text">
      <style:text-properties fo:font-style="normal" officeooo:rsid="003472af" style:font-style-asian="normal" style:font-style-complex="normal"/>
    </style:style>
    <style:style style:name="T5" style:family="text">
      <style:text-properties fo:font-style="normal" officeooo:rsid="00366fff" style:font-style-asian="normal" style:font-style-complex="normal"/>
    </style:style>
    <style:style style:name="T6" style:family="text">
      <style:text-properties fo:font-style="normal" officeooo:rsid="0037ff41" style:font-style-asian="normal" style:font-style-complex="normal"/>
    </style:style>
    <style:style style:name="T7" style:family="text">
      <style:text-properties fo:font-style="normal" officeooo:rsid="00382c0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3">Peter Lesslie</text:p>
      <text:p text:style-name="P3">Project <text:span text:style-name="T1">3</text:span></text:p>
      <text:p text:style-name="P3"/>
      <text:p text:style-name="P2"><text:tab/>I have been playing tournament chess since kindergarten, and I have always wanted to make a chess engine so designing a chess board seemed like the perfect project. <text:s/>Designing each of the pieces is sophisticated enough to show off the use of interesting geometries, while the board will eventually be textured. <text:s/>The one aspect that a chess board does not really show well is different types of lighting since they do not matter for the board; I want, however, in the later projects to put a candle next to the chess board to show a positional light source.</text:p>
      <text:p text:style-name="P1"/>
      <text:p text:style-name="P1"><text:tab/><text:span text:style-name="T2">The program generates the view based upon a bounding sphere as specified in the requirements. <text:s text:c="3"/>The view aspect ratio is preserved when the user changes the size of the glut window. <text:s/>The three different projection types can be seen by pressing 'q' for oblique, 'p' for perspective, and 'o' for orthogonal. <text:s/>The program starts with perspective projection by default since that is the most realistic. <text:s/>The oblique projection is projected along d = &lt;0.0f, 0.0995037, 0.995037&gt;, which I arbitrarily chose this direction, and the program does not allow the user to change it. <text:s/>A zoom is implemented which can seen by pressing 'z' or space bar. <text:s/>It is not implemented correctly because we had not discussed how to implement zoom yet, so I implemented it by moving the projection plane forwards and backwards.</text:span></text:p>
      <text:p text:style-name="P1"/>
      <text:p text:style-name="P1"><text:span text:style-name="T2"><text:tab/>I have improved upon my previous models by adding a sphere and cylinder to the pawn and by creating a bishop. <text:s/>The king is the same as the previous project. <text:s/>I want to make a egg shape (rounded) for the top of the bishop, but I did not quite get the drawing done in time.</text:span></text:p>
      <text:p text:style-name="P1"/>
      <text:p text:style-name="P1"><text:span text:style-name="T2"><text:tab/>The phong lighting model is implemented in the vertex shader for this project. <text:s/>The positional light source is above the center of the board and it's effects can be seen on one of the pawns. <text:s/>For the later projects I want to make a candle to be the positional light source. <text:s/>I do not know how to make a flicker, flame like, light source though.</text:span></text:p>
      <text:p text:style-name="P1"/>
      <text:p text:style-name="P1"><text:span text:style-name="T2"><text:tab/>The main unique piece of this project was the implementation of a sphere class. <text:s/>I borrowed code from p. 633 in </text:span><text:span text:style-name="T3">Interactive Computer Graphics</text:span><text:span text:style-name="T4"> by E. Angel, but I had to modify the code so that the sphere could be moved to any arbitrary position. <text:s/>I borrowed from your cylinder code, and also modified it so that it could be moved to any arbitrary position.</text:span></text:p>
      <text:p text:style-name="P1"><text:span text:style-name="T4"/></text:p>
      <text:p text:style-name="P1"><text:span text:style-name="T4"><text:tab/></text:span><text:span text:style-name="T5">For the next project I would like to finish the rest of the pieces and create a function to “place” the pieces </text:span><text:span text:style-name="T7">on a square</text:span><text:span text:style-name="T5"> </text:span><text:span text:style-name="T6">so that it will be easier to move them around on the board</text:span><text:span text:style-name="T5">. <text:s/>My final idea is to have a board that will animate a ga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Lesslie</meta:initial-creator>
    <meta:creation-date>2013-10-31T20:27:14.062337736</meta:creation-date>
    <dc:date>2013-11-15T23:24:21.026021038</dc:date>
    <dc:creator>Peter Lesslie</dc:creator>
    <meta:editing-duration>PT29M48S</meta:editing-duration>
    <meta:editing-cycles>31</meta:editing-cycles>
    <meta:generator>LibreOffice/4.1.2.3$Linux_X86_64 LibreOffice_project/410$Build-3</meta:generator>
    <meta:document-statistic meta:table-count="0" meta:image-count="0" meta:object-count="0" meta:page-count="1" meta:paragraph-count="9" meta:word-count="471" meta:character-count="2600" meta:non-whitespace-character-count="2112"/>
  </office:meta>
</office:document-meta>
</file>